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_compare_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639726679461698" calcext:value-type="float">
            <text:p>0.000639726679462</text:p>
          </table:table-cell>
          <table:table-cell office:value-type="float" office:value="0.000451089581474662" calcext:value-type="float">
            <text:p>0.0004510895814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690480140124068" calcext:value-type="float">
            <text:p>0.000690480140124</text:p>
          </table:table-cell>
          <table:table-cell office:value-type="float" office:value="0.000561494034223465" calcext:value-type="float">
            <text:p>0.00056149403422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0.00033774078797756" calcext:value-type="float">
            <text:p>0.000337740787978</text:p>
          </table:table-cell>
          <table:table-cell table:style-name="ce5" office:value-type="float" office:value="0.000302906206343323" calcext:value-type="float">
            <text:p>0.00030290620634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576989162558069" calcext:value-type="float">
            <text:p>0.000576989162558</text:p>
          </table:table-cell>
          <table:table-cell office:value-type="float" office:value="0.000522462592925876" calcext:value-type="float">
            <text:p>0.00052246259292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692067947238684" calcext:value-type="float">
            <text:p>0.006920679472387</text:p>
          </table:table-cell>
          <table:table-cell office:value-type="float" office:value="0.00587458861991763" calcext:value-type="float">
            <text:p>0.00587458861991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444693636381999" calcext:value-type="float">
            <text:p>0.000444693636382</text:p>
          </table:table-cell>
          <table:table-cell office:value-type="float" office:value="0.000319324928568676" calcext:value-type="float">
            <text:p>0.00031932492856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7])" office:value-type="float" office:value="0.00033774078797756" calcext:value-type="float">
            <text:p>0.000337740787978</text:p>
          </table:table-cell>
          <table:table-cell table:style-name="Default" table:formula="of:=MIN([.G2:.G7])" office:value-type="float" office:value="0.000302906206343323" calcext:value-type="float">
            <text:p>0.00030290620634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3:33:38.195102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3:33:45.771139234</dc:date>
    <meta:editing-duration>PT5M17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